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ichTextEditorRenderer.encodeEnd( FacesContext facesContext , UIComponent ui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ichTextEditorRenderer.decode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ichTextEditorRenderer.contentToHtml( String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ichTextEditorRenderer.createToolbar( FacesContext facesContext , UIInpu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